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3" style:family="table-cell" style:parent-style-name="Default" style:data-style-name="N114"/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/700A/700B/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12]*[.C6]" office:value-type="float" office:value="0.16" calcext:value-type="float">
            <text:p>0.16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16]/[.C18]" office:value-type="float" office:value="0.02" calcext:value-type="float">
            <text:p>0.02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26]-[.C27]" office:value-type="float" office:value="0.018" calcext:value-type="float">
            <text:p>0.018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ndidtate 1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1200-15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frames/fra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7]+[.C25]+[.C29]+[.C31]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10]/[.C8]"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magnitude bits/frame</text:p>
          </table:table-cell>
          <table:table-cell table:formula="of:=[.C9]*[.C16]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Pitch and Energ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 subframe 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 subframe 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itch and energy bits/frame</text:p>
          </table:table-cell>
          <table:table-cell table:formula="of:=SUM([.C20:.C24])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13"/>
          <table:table-cell table:number-columns-repeated="4"/>
        </table:table-row>
        <table:table-row table:style-name="ro2">
          <table:table-cell table:style-name="ce13" office:value-type="string" calcext:value-type="string">
            <text:p>Voic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ts/sub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28]*[.C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Spare</text:p>
          </table:table-cell>
          <table:table-cell office:value-type="string" calcext:value-type="string">
            <text:p>(e.g. for txt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15" table:formula="of:=2/3" office:value-type="float" office:value="0.666666666666667" calcext:value-type="float">
            <text:p>0.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0]/[.C36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37]/2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35]*[.C8]"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41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4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42]*[.C44]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45]-[.C38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44]*[.C53]" office:value-type="float" office:value="1277.77777777778" calcext:value-type="float">
            <text:p>127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39]/[.C41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49]-[.C50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51]" office:value-type="float" office:value="55.5555555555556" calcext:value-type="float">
            <text:p>55.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53]*[.C44]*2" office:value-type="float" office:value="2555.55555555556" calcext:value-type="float">
            <text:p>2555.56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uncoded op point to get 1% coded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57]+[.C58]+10*LOG10([.C54]/[.C56])" office:value-type="float" office:value="-0.696359281413945" calcext:value-type="float">
            <text:p>-0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ference to 700D (dB)</text:p>
          </table:table-cell>
          <table:table-cell table:style-name="ce17" table:formula="of:=[.C59]-[$ofdm.C39]" office:value-type="float" office:value="1.81278914639319" calcext:value-type="float">
            <text:p>1.81</text:p>
          </table:table-cell>
          <table:table-cell/>
          <table:table-cell office:value-type="string" calcext:value-type="string">
            <text:p>Not bad for quality increa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(if I have my sums right, coding gain always confusing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t maybe we need to take advantage of higher SNR?</text:p>
          </table:table-cell>
        </table:table-row>
      </table:table>
      <table:table table:name="candidtate 2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24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5]+[.C21]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9]/[.C8]" office:value-type="float" office:value="2240" calcext:value-type="float">
            <text:p>224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oic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 total</text:p>
          </table:table-cell>
          <table:table-cell table:formula="of:=SUM([.C18:.C20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modem frame</text:p>
          </table:table-cell>
          <table:table-cell table:formula="of:=[.C24]*[.C9]" office:value-type="float" office:value="392" calcext:value-type="float">
            <text:p>3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wo rate 2/3 LDPC codewords, protecting 224 bits/modem frame</text:p>
          </table:table-cell>
        </table:table-row>
        <table:table-row table:style-name="ro2">
          <table:table-cell/>
          <table:table-cell office:value-type="string" calcext:value-type="string">
            <text:p>Total data bits/frame</text:p>
          </table:table-cell>
          <table:table-cell table:formula="of:=[.C25]+[.C26]" office:value-type="float" office:value="504" calcext:value-type="float">
            <text:p>5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modem frame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modem frame</text:p>
          </table:table-cell>
          <table:table-cell table:formula="of:=[.C25]-[.C28]"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codec frame</text:p>
          </table:table-cell>
          <table:table-cell table:formula="of:=[.C28]/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codec frame</text:p>
          </table:table-cell>
          <table:table-cell table:formula="of:=[.C9]-[.C30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24]*[.C8]" office:value-type="float" office:value="0.175" calcext:value-type="float">
            <text:p>0.17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34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4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just this until UW symbols +ve</text:p>
          </table:table-cell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27]/2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35]*[.C37]-[.C38]" office:value-type="float" office:value="7" calcext:value-type="float">
            <text:p>7</text:p>
          </table:table-cell>
          <table:table-cell/>
          <table:table-cell office:value-type="string" calcext:value-type="string">
            <text:p>UW and txt bit symbol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7]*[.C46]" office:value-type="float" office:value="1861.63522012579" calcext:value-type="float">
            <text:p>186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32]/[.C34]" office:value-type="float" office:value="0.021875" calcext:value-type="float">
            <text:p>0.02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42]-[.C43]" office:value-type="float" office:value="0.019875" calcext:value-type="float">
            <text:p>0.019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44]" office:value-type="float" office:value="50.314465408805" calcext:value-type="float">
            <text:p>50.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46]*[.C37]*2" office:value-type="float" office:value="3723.27044025157" calcext:value-type="float">
            <text:p>3723.27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coded op point 5%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50]+[.C51]+10*LOG10([.C47]/[.C49])" office:value-type="float" office:value="3.43803327682806" calcext:value-type="float">
            <text:p>3.44</text:p>
          </table:table-cell>
          <table:table-cell/>
          <table:table-cell office:value-type="string" calcext:value-type="string">
            <text:p>AWGN operating point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lpcnet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PCNet codec at around 2000 bits/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78 (504,396) LDPC code designed by vk5ds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8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(cepstrals)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10:.C12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3]/[.C8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7]*[.C13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block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9]-[.C21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21]-[.C18]" office:value-type="float" office:value="84" calcext:value-type="float">
            <text:p>84</text:p>
          </table:table-cell>
          <table:table-cell/>
          <table:table-cell office:value-type="string" calcext:value-type="string">
            <text:p>e.g. could be used for text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7]*[.C8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25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5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djust this until UW symbols/frame +ve</text:p>
          </table:table-cell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6]*[.C28]" office:value-type="float" office:value="210" calcext:value-type="float">
            <text:p>210</text:p>
          </table:table-cell>
          <table:table-cell/>
          <table:table-cell office:value-type="string" calcext:value-type="string">
            <text:p>FEC block and UW symbols</text:p>
          </table:table-cell>
        </table:table-row>
        <table:table-row table:style-name="ro2">
          <table:table-cell/>
          <table:table-cell office:value-type="string" calcext:value-type="string">
            <text:p># FEC block symbols/frame</text:p>
          </table:table-cell>
          <table:table-cell table:formula="of:=[.C21]/2" office:value-type="float" office:value="198" calcext:value-type="float">
            <text:p>1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26]*[.C28]-[.C30]" office:value-type="float" office:value="12" calcext:value-type="float">
            <text:p>12</text:p>
          </table:table-cell>
          <table:table-cell/>
          <table:table-cell office:value-type="string" calcext:value-type="string">
            <text:p>used for frame sync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8]*[.C38]" office:value-type="float" office:value="1463.41463414634" calcext:value-type="float">
            <text:p>1463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3]/[.C25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4]-[.C35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6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8]*[.C28]*2" office:value-type="float" office:value="2926.82926829268" calcext:value-type="float">
            <text:p>2926.83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42]+[.C43]+10*LOG10([.C39]/[.C41])" office:value-type="float" office:value="3.39276134608227" calcext:value-type="float">
            <text:p>3.39</text:p>
          </table:table-cell>
          <table:table-cell/>
          <table:table-cell office:value-type="string" calcext:value-type="string">
            <text:p>AWGN operating point, 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_high_lat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12]*[.C6]" office:value-type="float" office:value="0.16" calcext:value-type="float">
            <text:p>0.16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1" calcext:value-type="float">
            <text:p>1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2" calcext:value-type="float">
            <text:p>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34" calcext:value-type="float">
            <text:p>3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68" calcext:value-type="float">
            <text:p>6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1700" calcext:value-type="float">
            <text:p>170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office:value-type="float" office:value="0.03" calcext:value-type="float">
            <text:p>0.03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26]-[.C27]" office:value-type="float" office:value="0.02" calcext:value-type="float">
            <text:p>0.02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0" calcext:value-type="float">
            <text:p>50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25" calcext:value-type="float">
            <text:p>25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2" calcext:value-type="float">
            <text:p>2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2.5" calcext:value-type="float">
            <text:p>12.5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3400" calcext:value-type="float">
            <text:p>3400.00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0.0435766232259276" calcext:value-type="float">
            <text:p>0.04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9:05:43.984072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9-02-27T09:23:17.360866769</dc:date>
    <meta:editing-duration>PT13H12M24S</meta:editing-duration>
    <meta:editing-cycles>43</meta:editing-cycles>
    <meta:generator>LibreOffice/5.4.6.2$Linux_X86_64 LibreOffice_project/40m0$Build-2</meta:generator>
    <dc:creator>David </dc:creator>
    <meta:document-statistic meta:table-count="6" meta:cell-count="499" meta:object-count="0"/>
  </office:meta>
</office:document-meta>
</file>